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2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JULIA SORIANO DE BOLAÑO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ORTIZ MEDINA, RAMIR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U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UANCA CHIPANA, NANCY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1450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2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2T17:02:4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